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450" fo:font-size="15pt" style:font-size-asian="15pt" style:font-size-complex="15pt"/>
    </style:style>
    <style:style style:name="T5" style:family="text">
      <style:text-properties fo:color="#0066b3" fo:font-size="15pt" style:font-size-asian="15pt" style:font-size-complex="15pt"/>
    </style:style>
    <style:style style:name="T6" style:family="text">
      <style:text-properties fo:color="#0066b3"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color="#00864b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Citation"><text:span text:style-name="T6">REGINA</text:span></text:span><text:span text:style-name="Citation"><text:span text:style-name="T5"> </text:span></text:span><text:span text:style-name="Citation"><text:span text:style-name="T7">BAMBO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8:23:18.319978053</meta:creation-date>
    <dc:date>2020-11-01T18:28:52.078359185</dc:date>
    <meta:editing-duration>PT5M3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